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3591" officeooo:paragraph-rsid="000b3591"/>
    </style:style>
    <style:style style:name="P2" style:family="paragraph" style:parent-style-name="Standard">
      <style:text-properties fo:font-size="14pt" fo:font-weight="bold" officeooo:rsid="000b3591" officeooo:paragraph-rsid="000b3591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ff3838" loext:opacity="100%" fo:font-weight="bold" style:font-weight-asian="bold" style:font-weight-complex="bold"/>
    </style:style>
    <style:style style:name="P4" style:family="paragraph" style:parent-style-name="Standard">
      <style:text-properties fo:font-size="10pt" fo:font-weight="normal" officeooo:rsid="000caa5d" officeooo:paragraph-rsid="000caa5d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ff3838" loext:opacity="100%" fo:font-weight="bold" style:font-weight-asian="bold" style:font-weight-complex="bold"/>
    </style:style>
    <style:style style:name="P6" style:family="paragraph" style:parent-style-name="Standard">
      <style:text-properties officeooo:paragraph-rsid="000fb2a5"/>
    </style:style>
    <style:style style:name="P7" style:family="paragraph" style:parent-style-name="Standard">
      <style:text-properties officeooo:paragraph-rsid="0010f648"/>
    </style:style>
    <style:style style:name="T1" style:family="text">
      <style:text-properties officeooo:rsid="0010f6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60 Basic Characters</text:p>
      <text:p text:style-name="P4">2024-09-<text:span text:style-name="T1">13</text:span></text:p>
      <text:p text:style-name="P1"/>
      <text:p text:style-name="P3">- 自然五行 - Nature - 5 Elements</text:p>
      <text:p text:style-name="Standard">水木火土金</text:p>
      <text:p text:style-name="Standard">天地日月星</text:p>
      <text:p text:style-name="Standard">风雨川山石</text:p>
      <text:p text:style-name="Standard">光电气声云</text:p>
      <text:p text:style-name="Standard"/>
      <text:p text:style-name="P3">- 时空 - Space-Time</text:p>
      <text:p text:style-name="Standard">古今历史久</text:p>
      <text:p text:style-name="Standard">年春夏秋冬</text:p>
      <text:p text:style-name="Standard">世界宇宙空</text:p>
      <text:p text:style-name="Standard">东西南北中</text:p>
      <text:p text:style-name="Standard"/>
      <text:p text:style-name="P3">- 植物 - Plant</text:p>
      <text:p text:style-name="Standard">米麦豆瓜果.</text:p>
      <text:p text:style-name="Standard">根芽枝叶茎,</text:p>
      <text:p text:style-name="Standard">松柏杉杨柳.</text:p>
      <text:p text:style-name="Standard">花草竹树林.</text:p>
      <text:p text:style-name="Standard"/>
      <text:p text:style-name="P3">- 动物 (十二生肖) - Animal</text:p>
      <text:p text:style-name="Standard">猴走禽飞灵</text:p>
      <text:p text:style-name="Standard">鸟(鸡)虫鱼蛇龙</text:p>
      <text:p text:style-name="Standard">豕(猪)犬(狗)牛马羊</text:p>
      <text:p text:style-name="Standard">虎鹿兔鼠象</text:p>
      <text:p text:style-name="Standard"/>
      <text:p text:style-name="P3">- 人体 - Human Body</text:p>
      <text:p text:style-name="Standard">头尾手足颈</text:p>
      <text:p text:style-name="Standard">脑骨血肉心</text:p>
      <text:p text:style-name="P6">眉目口鼻耳</text:p>
      <text:p text:style-name="Standard">牙齿臼舌唇</text:p>
      <text:p text:style-name="Standard">体存皮毛身.</text:p>
      <text:p text:style-name="Standard">尸亡死又生.</text:p>
      <text:p text:style-name="Standard"/>
      <text:p text:style-name="P3">- 社会 - Society</text:p>
      <text:p text:style-name="Standard">神仙圣凡人</text:p>
      <text:p text:style-name="Standard">君主王子臣</text:p>
      <text:p text:style-name="Standard">父母儿女亲</text:p>
      <text:p text:style-name="Standard">兄弟姐妹情</text:p>
      <text:p text:style-name="Standard"/>
      <text:p text:style-name="Standard">朋友当自己</text:p>
      <text:p text:style-name="Standard">知己不易寻.</text:p>
      <text:p text:style-name="Standard">士大夫公民</text:p>
      <text:p text:style-name="Standard">家奴仆丫丁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- 社会 - Social-Activity</text:p>
      <text:p text:style-name="Standard">国省市乡屯,</text:p>
      <text:p text:style-name="Standard">商学工农兵.</text:p>
      <text:p text:style-name="Standard">作业永不止,</text:p>
      <text:p text:style-name="Standard">为衣食住行.</text:p>
      <text:p text:style-name="Standard"/>
      <text:p text:style-name="Standard">企业加工厂</text:p>
      <text:p text:style-name="Standard">机器出产品</text:p>
      <text:p text:style-name="P6">农夫采禾谷</text:p>
      <text:p text:style-name="Standard">田仓甘水井</text:p>
      <text:p text:style-name="Standard"/>
      <text:p text:style-name="P3">- 贸易 - Trade</text:p>
      <text:p text:style-name="Standard">买卖有亏失</text:p>
      <text:p text:style-name="Standard">币贝兑利润</text:p>
      <text:p text:style-name="Standard">来去应自由,</text:p>
      <text:p text:style-name="P6">车舟飞运行.</text:p>
      <text:p text:style-name="Standard"/>
      <text:p text:style-name="P3">- 国防 - Defense</text:p>
      <text:p text:style-name="Standard">刃刀勾叉矛</text:p>
      <text:p text:style-name="Standard">士兵卫将军.</text:p>
      <text:p text:style-name="Standard">弓矢匕戈殳,</text:p>
      <text:p text:style-name="Standard">求安宁太平.</text:p>
      <text:p text:style-name="Standard"/>
      <text:p text:style-name="P3">- 娱乐 - Entertainment</text:p>
      <text:p text:style-name="Standard">丰衣又足食</text:p>
      <text:p text:style-name="Standard">羽革缶酉饮.</text:p>
      <text:p text:style-name="Standard">书写画文字,</text:p>
      <text:p text:style-name="Standard">艺术乐和音.</text:p>
      <text:p text:style-name="Standard"/>
      <text:p text:style-name="P3">- 数理 - Math-Logic</text:p>
      <text:p text:style-name="Standard">甲乙丙丁戊</text:p>
      <text:p text:style-name="Standard">己庚辛壬癸.</text:p>
      <text:p text:style-name="Standard">子丑寅卯辰巳,</text:p>
      <text:p text:style-name="Standard">午未申酉戌亥.</text:p>
      <text:p text:style-name="Standard">零一二三四五,</text:p>
      <text:p text:style-name="Standard">六七八九十百.</text:p>
      <text:p text:style-name="Standard">加减乘除寻算法，</text:p>
      <text:p text:style-name="Standard">千万亿兆数无尽。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度量单位 - Units-of-Measure</text:p>
      <text:p text:style-name="Standard">每双奇偶匹</text:p>
      <text:p text:style-name="Standard">里丈尺寸米</text:p>
      <text:p text:style-name="Standard">计量时分秒</text:p>
      <text:p text:style-name="Standard">包升斗两斤.</text:p>
      <text:p text:style-name="Standard"/>
      <text:p text:style-name="P3">- 颜色-比较 - Color-Comparative</text:p>
      <text:p text:style-name="Standard">黑白紫乌玄,</text:p>
      <text:p text:style-name="P7">色青兰朱黄,</text:p>
      <text:p text:style-name="Standard">上下左右方,</text:p>
      <text:p text:style-name="P7">外内前后央.</text:p>
      <text:p text:style-name="P7">长短对远近,</text:p>
      <text:p text:style-name="Standard">强弱分老幺,</text:p>
      <text:p text:style-name="Standard">高低比大小,</text:p>
      <text:p text:style-name="Standard">冷热知多少.</text:p>
      <text:p text:style-name="Standard"/>
      <text:p text:style-name="P3">- 抽象 - Abstract</text:p>
      <text:p text:style-name="P7">尔它也勿非,</text:p>
      <text:p text:style-name="P7">吾弗无不晓.</text:p>
      <text:p text:style-name="Standard">章句字词义,</text:p>
      <text:p text:style-name="Standard">之乎者矣了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1:53:58.161000000</meta:creation-date>
    <dc:date>2024-09-13T07:04:20.465000000</dc:date>
    <meta:editing-duration>PT12M45S</meta:editing-duration>
    <meta:editing-cycles>7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90" meta:word-count="518" meta:character-count="717" meta:non-whitespace-character-count="668"/>
  </office:meta>
</office:document-meta>
</file>